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/>
  <office:automatic-styles>
 </office:automatic-styles>
  <office:body>
    <office:text>
      <text:p text:style-name="Heading 1">pgRouting</text:p>
      <text:p text:style-name="Heading 2">About</text:p>
      <text:p text:style-name="Normal"><text:a xlink:href="http%3a//pgrouting.postlbs.org">pgRouting</text:a> is an extension of PostGIS and adds routing functionality to PostGIS/PostgreSQL. pgRouting provides following functions: Dikstra - routing algorithm without heuristics; A-Star - routing for large datasets (with heuristics); Shooting-Star - routing with turn restrictions (with heuristics); Traveling Salesperson Problem (TSP); Driving Distance calculation (Isolines).</text:p>
      <text:p text:style-name="Heading 2">Running</text:p>
      <text:p text:style-name="Normal">pgRouting functions can be added to any PostGIS database. For detailed manual please refer to pgRpouting <text:a xlink:href="http://pgrouting.postlbs.org/wiki/pgRoutingDocs/installation">website</text:a>.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Liberation Sans"/>
    <style:font-face style:name="Liberation Serif" svg:font-family="Liberation Serif"/>
  </office:font-face-decls>
  <office:styles>
    <style:style style:name="Normal" style:family="paragraph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Liberation Serif" fo:font-size="12pt" fo:font-weight="normal" fo:background-color="transparent"/>
    </style:style>
    <style:style style:name="Heading 1" style:family="paragraph" style:parent-style-name="Normal" style:next-style-name="Normal">
      <style:paragraph-properties fo:margin-top="22pt" fo:margin-bottom="3pt" fo:keep-with-next="auto"/>
      <style:text-properties style:font-name="Liberation Sans" fo:font-size="17pt" fo:font-weight="bold"/>
    </style:style>
    <style:style style:name="Heading 2" style:family="paragraph" style:parent-style-name="Normal" style:next-style-name="Normal">
      <style:paragraph-properties fo:margin-top="22pt" fo:margin-bottom="3pt" fo:keep-with-next="auto"/>
      <style:text-properties style:font-name="Liberation Sans" fo:font-size="14pt" fo:font-weight="bold"/>
    </style:style>
  </office:styles>
  <office:automatic-styles>
    <style:page-layout style:name="Standard">
      <style:page-layout-properties fo:page-width="210.000000mm" fo:page-height="297.000000mm" style:print-orientation="portrait" fo:margin-top="28.000000mm" fo:margin-bottom="28.000000mm" fo:margin-left="28.000000mm" fo:margin-right="28.000000m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